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7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17.6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17"/>
        <table:table-column table:style-name="co3" table:default-cell-style-name="ce18"/>
        <table:table-column table:style-name="co2" table:default-cell-style-name="ce16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200" table:style-name="ce10">
            <text:p>2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58 <text:s/>Колбаса Докторская Особая ТМ Особый рецепт, <text:s/>0,5кг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number-columns-repeated="16379" table:style-name="ce1"/>
        </table:table-row>
        <table:table-row table:style-name="ro3" table:visibility="filter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220" table:style-name="ce10">
            <text:p>22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43 <text:s/>Ветчина Нежная ТМ Особый рецепт, п/а, 0,4кг <text:s text:c="3"/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0"/>
          <table:table-cell table:number-columns-repeated="16379" table:style-name="ce1"/>
        </table:table-row>
        <table:table-row table:style-name="ro3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15" table:style-name="ce10">
            <text:p>15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05 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table:style-name="ce10"/>
          <table:table-cell table:number-columns-repeated="16379" table:style-name="ce1"/>
        </table:table-row>
        <table:table-row table:style-name="ro3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office:value-type="float" office:value="20" table:style-name="ce10">
            <text:p>2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23 <text:s/>Колбаса Докторская ГОСТ, Вязанка вектор, 0,4 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table:style-name="ce10"/>
          <table:table-cell office:value-type="string" table:style-name="ce1">
            <text:p>шт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30" table:style-name="ce10">
            <text:p>3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 0,5 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01 <text:s text:c="2"/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 <text:s/>0.5 к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222 <text:s/>Колбаса Докторская стародворская, ВЕС, ВсхЗв <text:s text:c="2"/>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50" table:style-name="ce10">
            <text:p>5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60" table:style-name="ce10">
            <text:p>60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220" table:style-name="ce10">
            <text:p>220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90" table:style-name="ce10">
            <text:p>90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60" table:style-name="ce10">
            <text:p>60</text:p>
          </table:table-cell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table:style-name="ce10"/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60" table:style-name="ce10">
            <text:p>60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3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office:value-type="float" office:value="4" table:style-name="ce10">
            <text:p>4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60" table:style-name="ce10">
            <text:p>60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office:value-type="float" office:value="40" table:style-name="ce10">
            <text:p>4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65 <text:s/>Колбаса Балыкбургская, ВЕС, ТМ Баварушка <text:s/>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60" table:style-name="ce10">
            <text:p>6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244 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70" table:style-name="ce10">
            <text:p>7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80" table:style-name="ce10">
            <text:p>80</text:p>
          </table:table-cell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number-columns-repeated="16379"/>
        </table:table-row>
        <table:table-row table:style-name="ro3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180" table:style-name="ce10">
            <text:p>18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300" table:style-name="ce10">
            <text:p>30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100" table:style-name="ce10">
            <text:p>100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office:value-type="float" office:value="20" table:style-name="ce10">
            <text:p>20</text:p>
          </table:table-cell>
          <table:table-cell table:number-columns-repeated="16379"/>
        </table:table-row>
        <table:table-row table:style-name="ro3" table:visibility="filter">
          <table:table-cell office:value-type="string" table:style-name="ce14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15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15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70" table:style-name="ce10">
            <text:p>7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style-name="ce16"/>
          <table:table-cell table:number-columns-repeated="16379"/>
        </table:table-row>
        <table:table-row table:style-name="ro2" table:visibility="filter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table:style-name="ce16"/>
          <table:table-cell table:number-columns-repeated="16379"/>
        </table:table-row>
        <table:table-row table:style-name="ro2" table:visibility="filter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2009" table:formula="of:=SUM([.E2:.E54])" table:style-name="ce16">
            <text:p>2009</text:p>
          </table:table-cell>
          <table:table-cell table:number-columns-repeated="16379"/>
        </table:table-row>
        <table:table-row table:number-rows-repeated="8" table:style-name="ro2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4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database-ranges>
        <table:database-range table:target-range-address="Лист1.A1:Лист1.E55" table:name="__Anonymous_Sheet_DB__1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2" number:min-integer-digits="1" number:grouping="true"/>
      <number:text> ₽</number:text>
    </number:number-style>
    <number:number-style style:name="N37" number:language="ru" number:country="RU">
      <number:number number:decimal-places="2" number:min-integer-digits="1"/>
    </number:number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5-14T09:07:24Z</dc:date>
    <meta:print-date>2024-03-12T10:36:39Z</meta:print-date>
    <meta:editing-cycles>89</meta:editing-cycles>
    <meta:editing-duration>PT109980S</meta:editing-duration>
  </office:meta>
</office:document-meta>
</file>